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automatic-styles>
    <style:style style:name="P1" style:family="paragraph" style:parent-style-name="Heading_20_1" style:list-style-name="">
      <style:text-properties officeooo:rsid="002c36df" officeooo:paragraph-rsid="002c36df"/>
    </style:style>
    <style:style style:name="P2" style:family="paragraph" style:parent-style-name="Heading_20_2">
      <style:text-properties officeooo:paragraph-rsid="004f4423"/>
    </style:style>
    <style:style style:name="P3" style:family="paragraph" style:parent-style-name="Heading_20_2">
      <style:text-properties officeooo:paragraph-rsid="00503ac0"/>
    </style:style>
    <style:style style:name="P4" style:family="paragraph" style:parent-style-name="Text_20_body">
      <style:text-properties officeooo:paragraph-rsid="004f4423"/>
    </style:style>
    <style:style style:name="P5" style:family="paragraph" style:parent-style-name="Text_20_body">
      <style:text-properties officeooo:paragraph-rsid="00503ac0"/>
    </style:style>
    <style:style style:name="T1" style:family="text">
      <style:text-properties fo:font-weight="normal" officeooo:rsid="00254d29" style:font-weight-asian="normal" style:font-weight-complex="normal"/>
    </style:style>
    <style:style style:name="T2" style:family="text">
      <style:text-properties fo:font-weight="normal" officeooo:rsid="004ed2ef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4f4423" style:font-style-asian="normal" style:font-style-complex="normal"/>
    </style:style>
    <style:style style:name="T5" style:family="text">
      <style:text-properties fo:font-style="normal" officeooo:rsid="00503ac0" style:font-style-asian="normal" style:font-style-complex="normal"/>
    </style:style>
    <style:style style:name="T6" style:family="text">
      <style:text-properties fo:font-style="normal" fo:font-weight="bold" officeooo:rsid="004f4423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officeooo:rsid="004f4423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503ac0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51a44e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1" text:outline-level="1"><text:span text:style-name="T1">L</text:span><text:span text:style-name="T2">a forme passive</text:span></text:h>
      <text:h text:style-name="P2" text:outline-level="2"><text:span text:style-name="Emphasis"><text:span text:style-name="T4">Construction</text:span></text:span></text:h>
      <text:h text:style-name="Heading_20_3" text:outline-level="3"><text:span text:style-name="Emphasis"><text:span text:style-name="T3">Généralités</text:span></text:span></text:h>
      <text:p text:style-name="P4"><text:span text:style-name="Emphasis"><text:span text:style-name="T4">La forme passive suit la structure : </text:span></text:span><text:span text:style-name="Emphasis"><text:span text:style-name="T6">Sujet + be + participe passé</text:span></text:span></text:p>
      <text:p text:style-name="P4"><text:span text:style-name="Emphasis"><text:span text:style-name="T7">On l’utilise à tous les temps, à toutes les formes et avec des auxiliaires modaux.</text:span></text:span></text:p>
      <text:p text:style-name="P5"><text:span text:style-name="Emphasis"><text:span text:style-name="T7">⚠ Lorsqu'un verbe est suivi par une préposition, </text:span></text:span><text:span text:style-name="Emphasis"><text:span text:style-name="T8">elle</text:span></text:span><text:span text:style-name="Emphasis"><text:span text:style-name="T7"> vient se placer après le participe passé.</text:span></text:span></text:p>
      <text:h text:style-name="Heading_20_3" text:outline-level="3"><text:span text:style-name="Emphasis"><text:span text:style-name="T3">Complément d’agent</text:span></text:span></text:h>
      <text:p text:style-name="P4"><text:span text:style-name="Emphasis"><text:span text:style-name="T7">Si l'on veut introduire un complément d'agent (pour montrer qui fait l'action), on ajoute </text:span></text:span><text:span text:style-name="Emphasis"><text:span text:style-name="T6">by + complément d'agent </text:span></text:span><text:span text:style-name="Emphasis"><text:span text:style-name="T7">après la structure à la voix passive.</text:span></text:span></text:p>
      <text:p text:style-name="P4"><text:span text:style-name="Emphasis"><text:span text:style-name="T7">⚠ On évite généralement de </text:span></text:span><text:span text:style-name="Emphasis"><text:span text:style-name="T9">le </text:span></text:span><text:span text:style-name="Emphasis"><text:span text:style-name="T7">mentionner </text:span></text:span><text:span text:style-name="Emphasis"><text:span text:style-name="T9">quand </text:span></text:span><text:span text:style-name="Emphasis"><text:span text:style-name="T7">:</text:span></text:span></text:p>
      <text:p text:style-name="P4"><text:span text:style-name="Emphasis"><text:span text:style-name="T7">- </text:span></text:span><text:span text:style-name="Emphasis"><text:span text:style-name="T7">L'agent est inconnu.</text:span></text:span></text:p>
      <text:p text:style-name="P4"><text:span text:style-name="Emphasis"><text:span text:style-name="T7">- L'agent n'a pas d'importance.</text:span></text:span></text:p>
      <text:p text:style-name="P4"><text:span text:style-name="Emphasis"><text:span text:style-name="T7">- L'identité de l'agent est évidente.</text:span></text:span></text:p>
      <text:h text:style-name="P3" text:outline-level="2"><text:span text:style-name="Emphasis"><text:span text:style-name="T5">Emplois</text:span></text:span></text:h>
      <text:p text:style-name="P5"><text:span text:style-name="Emphasis"><text:span text:style-name="T5">- Pour mettre en avant l'objet de l'action en le positionnant au début de la proposition.</text:span></text:span></text:p>
      <text:p text:style-name="P5"><text:span text:style-name="Emphasis"><text:span text:style-name="T5">- Pour traduire le pronom français "on"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normal" style:text-underline-style="solid" style:text-underline-width="auto" style:text-underline-color="#2a6099" fo:font-weight="normal" style:font-size-asian="13pt" style:font-style-asian="normal" style:font-weight-asian="normal" style:font-size-complex="13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0.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4T14:19:02.863903550</meta:creation-date>
    <meta:editing-duration>PT8H39M3S</meta:editing-duration>
    <meta:editing-cycles>44</meta:editing-cycles>
    <meta:generator>LibreOffice/7.3.4.2$Linux_X86_64 LibreOffice_project/30$Build-2</meta:generator>
    <dc:title>TST</dc:title>
    <dc:date>2022-08-03T20:50:46.125970094</dc:date>
    <meta:document-statistic meta:table-count="0" meta:image-count="0" meta:object-count="0" meta:page-count="1" meta:paragraph-count="15" meta:word-count="124" meta:character-count="724" meta:non-whitespace-character-count="615"/>
    <meta:template xlink:type="simple" xlink:actuate="onRequest" xlink:title="TST" xlink:href="../../../../../.config/libreoffice/4/user/template/TST.ott" meta:date="2022-07-24T14:18:57.807227489"/>
  </office:meta>
</office:document-meta>
</file>